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79638888888889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PhotoLibraryAddUsageDescription</text:p>
          </table:table-cell>
          <table:table-cell office:value-type="string" table:style-name="ce1">
            <text:p>Um Bilder zu speichern, benötigt {{appName}} Zugriff auf die Galerie.</text:p>
          </table:table-cell>
          <table:table-cell office:value-type="string" table:style-name="ce1">
            <text:p>د انځورونو خوندي کولو لپاره {{appName}} انځورتون ته لاسرسي ته اړتیا لري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LocationWhenInUseUsageDescription</text:p>
          </table:table-cell>
          <table:table-cell office:value-type="string" table:style-name="ce1">
            <text:p>Um nahegelegene Orte zu finden, benötigt {{appName}} Zugriff auf den Standort.</text:p>
          </table:table-cell>
          <table:table-cell office:value-type="string" table:style-name="ce1">
            <text:p>د نږدې ځایونو پیدا کولو لپاره {{appName}} موقعیت ته لاسرسي ته اړتیا لري.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Gebruiker</meta:initial-creator>
    <dc:creator>Gebruiker</dc:creator>
    <meta:creation-date>2020-08-12T16:28:59Z</meta:creation-date>
    <dc:date>2020-08-12T16:28:59Z</dc:date>
  </office:meta>
</office:document-meta>
</file>